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Verdana, Tahoma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, monospace"/>
  </office:font-face-decls>
  <office:automatic-styles>
    <style:style style:name="Table1" style:family="table">
      <style:table-properties style:width="6.9236in" table:align="left" fo:background-color="transparent">
        <style:background-image/>
      </style:table-properties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4.1736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="0.05pt solid #dddddd"/>
    </style:style>
    <style:style style:name="Table1.B8" style:family="table-cell">
      <style:table-cell-properties style:vertical-align="middle" fo:padding="0.0833in" fo:border="0.05pt solid #dddddd"/>
    </style:style>
    <style:style style:name="Table1.C8" style:family="table-cell">
      <style:table-cell-properties style:vertical-align="middle" fo:padding="0.0833in" fo:border="0.05pt solid #dddddd"/>
    </style:style>
    <style:style style:name="Table1.A9" style:family="table-cell">
      <style:table-cell-properties style:vertical-align="middle" fo:padding="0.0833in" fo:border="0.05pt solid #dddddd"/>
    </style:style>
    <style:style style:name="Table1.B9" style:family="table-cell">
      <style:table-cell-properties style:vertical-align="middle" fo:padding="0.0833in" fo:border="0.05pt solid #dddddd"/>
    </style:style>
    <style:style style:name="Table1.C9" style:family="table-cell">
      <style:table-cell-properties style:vertical-align="middle" fo:padding="0.0833in" fo:border="0.05pt solid #dddddd"/>
    </style:style>
    <style:style style:name="P1" style:family="paragraph" style:parent-style-name="Heading_20_1">
      <style:paragraph-properties fo:margin-left="0in" fo:margin-right="0in" fo:margin-top="0in" fo:margin-bottom="0in" style:contextual-spacing="false" style:line-height-at-least="0.25in" fo:text-align="center" style:justify-single-word="false" fo:orphans="2" fo:widows="2" fo:text-indent="0in" style:auto-text-indent="false" fo:padding="0in" fo:border="none"/>
      <style:text-properties fo:font-variant="normal" fo:text-transform="none" fo:color="#797979" loext:opacity="100%" style:font-name="Arial" fo:font-size="21pt" fo:letter-spacing="normal" fo:font-style="normal" fo:font-weight="normal"/>
    </style:style>
    <style:style style:name="P2" style:family="paragraph" style:parent-style-name="Heading_20_2">
      <style:paragraph-properties fo:margin-left="0in" fo:margin-right="0in" fo:line-height="200%" fo:orphans="2" fo:widows="2" fo:text-indent="0in" style:auto-text-indent="false"/>
      <style:text-properties fo:font-variant="normal" fo:text-transform="none" style:font-name="Arial" fo:font-size="17.25pt" fo:letter-spacing="normal" fo:font-style="normal" fo:font-weight="normal"/>
    </style:style>
    <style:style style:name="P3" style:family="paragraph" style:parent-style-name="Heading_20_3">
      <style:paragraph-properties fo:margin-left="0in" fo:margin-right="0in" fo:line-height="175%" fo:orphans="2" fo:widows="2" fo:text-indent="0in" style:auto-text-indent="false"/>
      <style:text-properties fo:font-variant="normal" fo:text-transform="none" style:font-name="Arial" fo:font-size="15pt" fo:letter-spacing="normal" fo:font-style="normal" fo:font-weight="normal"/>
    </style:style>
    <style:style style:name="P4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.1965in" style:contextual-spacing="false" fo:orphans="2" fo:widows="2" fo:text-indent="0in" style:auto-text-indent="false" fo:background-color="#eeeeee" fo:padding="0.0209in" fo:border="0.06pt solid #888888"/>
      <style:text-properties fo:font-variant="normal" fo:text-transform="none" style:font-name="monospace" fo:font-size="11.25pt" fo:letter-spacing="normal" fo:font-style="normal" fo:font-weight="normal"/>
    </style:style>
    <style:style style:name="P5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.1965in" style:contextual-spacing="false" fo:orphans="2" fo:widows="2" fo:text-indent="0in" style:auto-text-indent="false" fo:background-color="#eeeeee" fo:padding="0in" fo:border="none"/>
      <style:text-properties fo:font-variant="normal" fo:text-transform="none" style:font-name="monospace" fo:font-size="11.25pt" fo:letter-spacing="normal" fo:font-style="normal" fo:font-weight="normal"/>
    </style:style>
    <style:style style:name="P6" style:family="paragraph" style:parent-style-name="Preformatted_20_Text">
      <loext:graphic-properties draw:fill="solid" draw:fill-color="#eeeeee" draw:opacity="100%"/>
      <style:paragraph-properties fo:margin-top="0in" fo:margin-bottom="0.1965in" style:contextual-spacing="false" fo:orphans="2" fo:widows="2" fo:background-color="#eeeeee" fo:padding="0.0209in" fo:border="0.06pt solid #888888"/>
      <style:text-properties fo:font-variant="normal" fo:text-transform="none" style:font-name="monospace" fo:font-size="11.25pt" fo:letter-spacing="normal" fo:font-style="normal" fo:font-weight="normal"/>
    </style:style>
    <style:style style:name="P7" style:family="paragraph" style:parent-style-name="Preformatted_20_Text">
      <loext:graphic-properties draw:fill="solid" draw:fill-color="#eeeeee" draw:opacity="100%"/>
      <style:paragraph-properties fo:margin-top="0in" fo:margin-bottom="0.1965in" style:contextual-spacing="false" fo:orphans="2" fo:widows="2" fo:background-color="#eeeeee" fo:padding="0.0209in" fo:border="0.06pt solid #888888"/>
      <style:text-properties fo:font-variant="normal" fo:text-transform="none" fo:color="#666600" loext:opacity="100%" style:font-name="monospace" fo:font-size="11.25pt" fo:letter-spacing="normal" fo:font-style="normal" fo:font-weight="normal"/>
    </style:style>
    <style:style style:name="P8" style:family="paragraph" style:parent-style-name="Preformatted_20_Text">
      <loext:graphic-properties draw:fill="solid" draw:fill-color="#eeeeee" draw:opacity="100%"/>
      <style:paragraph-properties fo:margin-top="0in" fo:margin-bottom="0.1965in" style:contextual-spacing="false" fo:orphans="2" fo:widows="2" fo:background-color="#eeeeee" fo:padding="0.0209in" fo:border="0.06pt solid #888888"/>
      <style:text-properties fo:font-variant="normal" fo:text-transform="none" fo:letter-spacing="normal"/>
    </style:style>
    <style:style style:name="P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10" style:family="paragraph" style:parent-style-name="Table_20_Contents">
      <style:paragraph-properties fo:line-height="142%"/>
    </style:style>
    <style:style style:name="P11" style:family="paragraph" style:parent-style-name="Table_20_Contents">
      <style:paragraph-properties fo:line-height="142%" fo:text-align="center" style:justify-single-word="false"/>
    </style:style>
    <style:style style:name="P12" style:family="paragraph" style:parent-style-name="Table_20_Heading">
      <style:paragraph-properties fo:line-height="142%" fo:text-align="center" style:justify-single-word="false"/>
    </style:style>
    <style:style style:name="P13" style:family="paragraph" style:parent-style-name="Text_20_body">
      <style:paragraph-properties fo:margin-top="0in" fo:margin-bottom="0in" style:contextual-spacing="false"/>
    </style:style>
    <style:style style:name="P1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Arial" fo:font-size="12pt" fo:letter-spacing="normal" fo:font-style="normal" fo:font-weight="normal" fo:background-color="#ff5429"/>
    </style:style>
    <style:style style:name="P15" style:family="paragraph" style:parent-style-name="Horizontal_20_Line">
      <style:text-properties fo:font-variant="normal" fo:text-transform="none" style:font-name="Arial" fo:font-size="12pt" fo:letter-spacing="normal" fo:font-style="normal" fo:font-weight="normal" loext:padding="0in" loext:border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monospace" fo:font-size="11.25pt" fo:font-style="normal" fo:font-weight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loext:padding="0in" loext:border="none"/>
    </style:style>
    <style:style style:name="T4" style:family="text">
      <style:text-properties fo:font-weight="bold"/>
    </style:style>
    <style:style style:name="T5" style:family="text">
      <style:text-properties fo:color="#666600" loext:opacity="100%"/>
    </style:style>
    <style:style style:name="T6" style:family="text">
      <style:text-properties fo:color="#666600" loext:opacity="100%" style:font-name="monospace" fo:font-size="11.25pt" fo:font-style="normal" fo:font-weight="normal"/>
    </style:style>
    <style:style style:name="T7" style:family="text">
      <style:text-properties fo:color="#006666" loext:opacity="100%"/>
    </style:style>
    <style:style style:name="T8" style:family="text">
      <style:text-properties fo:color="#006666" loext:opacity="100%" style:font-name="monospace" fo:font-size="11.25pt" fo:font-style="normal" fo:font-weight="normal"/>
    </style:style>
    <style:style style:name="T9" style:family="text">
      <style:text-properties fo:color="#008800" loext:opacity="100%"/>
    </style:style>
    <style:style style:name="T10" style:family="text">
      <style:text-properties fo:color="#008800" loext:opacity="100%" style:font-name="monospace" fo:font-size="11.25pt" fo:font-style="normal" fo:font-weight="normal"/>
    </style:style>
    <style:style style:name="T11" style:family="text">
      <style:text-properties fo:color="#000088" loext:opacity="100%" style:font-name="monospace" fo:font-size="11.2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ngoDB - Indexing</text:h>
      <text:p text:style-name="P15"/>
      <text:p text:style-name="P13"><text:a xlink:type="simple" xlink:href="https://www.tutorialspoint.com/mongodb/mongodb_aggregation.htm" text:style-name="Internet_20_link" text:visited-style-name="Visited_20_Internet_20_Link"><text:span text:style-name="T3"/></text:a></text:p>
      <text:p text:style-name="P9">Indexes support the efficient resolution of queries. Without indexes, MongoDB must scan every document of a collection to select those documents that match the query statement. This scan is highly inefficient and require MongoDB to process a large volume of data.</text:p>
      <text:p text:style-name="P9">Indexes are special data structures, that store a small portion of the data set in an easy-to-traverse form. The index stores the value of a specific field or set of fields, ordered by the value of the field as specified in the index.</text:p>
      <text:h text:style-name="P2" text:outline-level="2">The createIndex() Method</text:h>
      <text:p text:style-name="P9">To create an index, you need to use createIndex() method of MongoDB.</text:p>
      <text:h text:style-name="P3" text:outline-level="3">Syntax</text:h>
      <text:p text:style-name="P9">The basic syntax of <text:span text:style-name="T4">createIndex()</text:span> method is as follows().</text:p>
      <text:p text:style-name="P4"><text:span text:style-name="T5">&gt;</text:span><text:span text:style-name="T1">db</text:span><text:span text:style-name="T5">.</text:span><text:span text:style-name="T1">COLLECTION_NAME</text:span><text:span text:style-name="T5">.</text:span><text:span text:style-name="T1">createIndex</text:span><text:span text:style-name="T5">({</text:span><text:span text:style-name="T1">KEY</text:span><text:span text:style-name="T5">:</text:span><text:span text:style-name="T7">1</text:span><text:span text:style-name="T5">})</text:span></text:p>
      <text:p text:style-name="P9">Here key is the name of the field on which you want to create index and 1 is for ascending order. To create index in descending order you need to use -1.</text:p>
      <text:h text:style-name="P3" text:outline-level="3">Example</text:h>
      <text:p text:style-name="P4"><text:span text:style-name="T5">&gt;</text:span><text:span text:style-name="T1">db</text:span><text:span text:style-name="T5">.</text:span><text:span text:style-name="T1">mycol</text:span><text:span text:style-name="T5">.</text:span><text:span text:style-name="T1">createIndex</text:span><text:span text:style-name="T5">({</text:span><text:span text:style-name="T9">"title"</text:span><text:span text:style-name="T5">:</text:span><text:span text:style-name="T7">1</text:span><text:span text:style-name="T5">})</text:span></text:p>
      <text:p text:style-name="P7">{</text:p>
      <text:p text:style-name="P8"><text:span text:style-name="T1"><text:s text:c="8"/></text:span><text:span text:style-name="T10">"createdCollectionAutomatically"</text:span><text:span text:style-name="T2"> </text:span><text:span text:style-name="T6">:</text:span><text:span text:style-name="T2"> </text:span><text:span text:style-name="T11">false</text:span><text:span text:style-name="T6">,</text:span></text:p>
      <text:p text:style-name="P8"><text:span text:style-name="T1"><text:s text:c="8"/></text:span><text:span text:style-name="T10">"numIndexesBefore"</text:span><text:span text:style-name="T2"> </text:span><text:span text:style-name="T6">:</text:span><text:span text:style-name="T2"> </text:span><text:span text:style-name="T8">1</text:span><text:span text:style-name="T6">,</text:span></text:p>
      <text:p text:style-name="P8"><text:span text:style-name="T1"><text:s text:c="8"/></text:span><text:span text:style-name="T10">"numIndexesAfter"</text:span><text:span text:style-name="T2"> </text:span><text:span text:style-name="T6">:</text:span><text:span text:style-name="T2"> </text:span><text:span text:style-name="T8">2</text:span><text:span text:style-name="T6">,</text:span></text:p>
      <text:p text:style-name="P8"><text:span text:style-name="T1"><text:s text:c="8"/></text:span><text:span text:style-name="T10">"ok"</text:span><text:span text:style-name="T2"> </text:span><text:span text:style-name="T6">:</text:span><text:span text:style-name="T2"> </text:span><text:span text:style-name="T8">1</text:span></text:p>
      <text:p text:style-name="P7">}</text:p>
      <text:p text:style-name="P7">&gt;</text:p>
      <text:p text:style-name="P9"><text:soft-page-break/>In <text:span text:style-name="T4">createIndex()</text:span> method you can pass multiple fields, to create index on multiple fields.</text:p>
      <text:p text:style-name="P4"><text:span text:style-name="T5">&gt;</text:span><text:span text:style-name="T1">db</text:span><text:span text:style-name="T5">.</text:span><text:span text:style-name="T1">mycol</text:span><text:span text:style-name="T5">.</text:span><text:span text:style-name="T1">createIndex</text:span><text:span text:style-name="T5">({</text:span><text:span text:style-name="T9">"title"</text:span><text:span text:style-name="T5">:</text:span><text:span text:style-name="T7">1</text:span><text:span text:style-name="T5">,</text:span><text:span text:style-name="T9">"description"</text:span><text:span text:style-name="T5">:-</text:span><text:span text:style-name="T7">1</text:span><text:span text:style-name="T5">})</text:span></text:p>
      <text:p text:style-name="P7">&gt;</text:p>
      <text:p text:style-name="P9">This method also accepts list of options (which are optional). Following is the list −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16358469696">
          <table:table-cell table:style-name="Table1.A1" office:value-type="string">
            <text:p text:style-name="P12">Parameter</text:p>
          </table:table-cell>
          <table:table-cell table:style-name="Table1.A1" office:value-type="string">
            <text:p text:style-name="P12">Type</text:p>
          </table:table-cell>
          <table:table-cell table:style-name="Table1.A1" office:value-type="string">
            <text:p text:style-name="P12">Description</text:p>
          </table:table-cell>
        </table:table-row>
        <table:table-row table:style-name="TableLine1816358479760">
          <table:table-cell table:style-name="Table1.A2" office:value-type="string">
            <text:p text:style-name="P11">background</text:p>
          </table:table-cell>
          <table:table-cell table:style-name="Table1.B2" office:value-type="string">
            <text:p text:style-name="P11">Boolean</text:p>
          </table:table-cell>
          <table:table-cell table:style-name="Table1.C2" office:value-type="string">
            <text:p text:style-name="P10">Builds the index in the background so that building an index does not block other database activities. Specify true to build in the background. The default value is <text:span text:style-name="T4">false</text:span>.</text:p>
          </table:table-cell>
        </table:table-row>
        <table:table-row table:style-name="TableLine1816358475680">
          <table:table-cell table:style-name="Table1.A3" office:value-type="string">
            <text:p text:style-name="P11">unique</text:p>
          </table:table-cell>
          <table:table-cell table:style-name="Table1.B3" office:value-type="string">
            <text:p text:style-name="P11">Boolean</text:p>
          </table:table-cell>
          <table:table-cell table:style-name="Table1.C3" office:value-type="string">
            <text:p text:style-name="P10">Creates a unique index so that the collection will not accept insertion of documents where the index key or keys match an existing value in the index. Specify true to create a unique index. The default value is <text:span text:style-name="T4">false</text:span>.</text:p>
          </table:table-cell>
        </table:table-row>
        <table:table-row table:style-name="TableLine1816358494448">
          <table:table-cell table:style-name="Table1.A4" office:value-type="string">
            <text:p text:style-name="P11">name</text:p>
          </table:table-cell>
          <table:table-cell table:style-name="Table1.B4" office:value-type="string">
            <text:p text:style-name="P11">string</text:p>
          </table:table-cell>
          <table:table-cell table:style-name="Table1.C4" office:value-type="string">
            <text:p text:style-name="P10">The name of the index. If unspecified, MongoDB generates an index name by concatenating the names of the indexed fields and the sort order.</text:p>
          </table:table-cell>
        </table:table-row>
        <table:table-row table:style-name="TableLine1816358492816">
          <table:table-cell table:style-name="Table1.A5" office:value-type="string">
            <text:p text:style-name="P11">sparse</text:p>
          </table:table-cell>
          <table:table-cell table:style-name="Table1.B5" office:value-type="string">
            <text:p text:style-name="P11">Boolean</text:p>
          </table:table-cell>
          <table:table-cell table:style-name="Table1.C5" office:value-type="string">
            <text:p text:style-name="P10">If true, the index only references documents with the specified field. These indexes use less space but behave differently in some situations (particularly sorts). The default value is <text:span text:style-name="T4">false</text:span>.</text:p>
          </table:table-cell>
        </table:table-row>
        <table:table-row table:style-name="TableLine1816358482752">
          <table:table-cell table:style-name="Table1.A6" office:value-type="string">
            <text:p text:style-name="P11">expireAfterSeconds</text:p>
          </table:table-cell>
          <table:table-cell table:style-name="Table1.B6" office:value-type="string">
            <text:p text:style-name="P11">integer</text:p>
          </table:table-cell>
          <table:table-cell table:style-name="Table1.C6" office:value-type="string">
            <text:p text:style-name="P10">Specifies a value, in seconds, as a TTL to control how long MongoDB retains documents in this collection.</text:p>
          </table:table-cell>
        </table:table-row>
        <table:table-row table:style-name="TableLine1816358484112">
          <table:table-cell table:style-name="Table1.A7" office:value-type="string">
            <text:p text:style-name="P11">weights</text:p>
          </table:table-cell>
          <table:table-cell table:style-name="Table1.B7" office:value-type="string">
            <text:p text:style-name="P11">document</text:p>
          </table:table-cell>
          <table:table-cell table:style-name="Table1.C7" office:value-type="string">
            <text:p text:style-name="P10">The weight is a number ranging from 1 to 99,999 and denotes the significance of the field relative to the other indexed fields in terms of the score.</text:p>
          </table:table-cell>
        </table:table-row>
        <table:table-row table:style-name="TableLine1816358487648">
          <table:table-cell table:style-name="Table1.A8" office:value-type="string">
            <text:p text:style-name="P11">default_language</text:p>
          </table:table-cell>
          <table:table-cell table:style-name="Table1.B8" office:value-type="string">
            <text:p text:style-name="P11">string</text:p>
          </table:table-cell>
          <table:table-cell table:style-name="Table1.C8" office:value-type="string">
            <text:p text:style-name="P10">For a text index, the language that determines the list of stop words and the rules for the stemmer and tokenizer. The default value is <text:span text:style-name="T4">English</text:span>.</text:p>
          </table:table-cell>
        </table:table-row>
        <text:soft-page-break/>
        <table:table-row table:style-name="TableLine1816358490368">
          <table:table-cell table:style-name="Table1.A9" office:value-type="string">
            <text:p text:style-name="P11">language_override</text:p>
          </table:table-cell>
          <table:table-cell table:style-name="Table1.B9" office:value-type="string">
            <text:p text:style-name="P11">string</text:p>
          </table:table-cell>
          <table:table-cell table:style-name="Table1.C9" office:value-type="string">
            <text:p text:style-name="P10">For a text index, specify the name of the field in the document that contains, the language to override the default language. The default value is language.</text:p>
          </table:table-cell>
        </table:table-row>
      </table:table>
      <text:h text:style-name="P2" text:outline-level="2">The dropIndex() method</text:h>
      <text:p text:style-name="P9">You can drop a particular index using the dropIndex() method of MongoDB.</text:p>
      <text:h text:style-name="P3" text:outline-level="3">Syntax</text:h>
      <text:p text:style-name="P9">The basic syntax of DropIndex() method is as follows().</text:p>
      <text:p text:style-name="P5">&gt;db.COLLECTION_NAME.dropIndex({KEY:1})</text:p>
      <text:p text:style-name="P14">Here key is the name of the file on which you want to create index and 1 is for ascending order. To create index in descending order you need to use -1.</text:p>
      <text:h text:style-name="P3" text:outline-level="3">Example</text:h>
      <text:p text:style-name="P4"><text:span text:style-name="T5">&gt;</text:span><text:span text:style-name="T1"> db</text:span><text:span text:style-name="T5">.</text:span><text:span text:style-name="T1">mycol</text:span><text:span text:style-name="T5">.</text:span><text:span text:style-name="T1">dropIndex</text:span><text:span text:style-name="T5">({</text:span><text:span text:style-name="T9">"title"</text:span><text:span text:style-name="T5">:</text:span><text:span text:style-name="T7">1</text:span><text:span text:style-name="T5">})</text:span></text:p>
      <text:p text:style-name="P7">{</text:p>
      <text:p text:style-name="P8"><text:span text:style-name="T1"><text:s text:c="8"/></text:span><text:span text:style-name="T10">"ok"</text:span><text:span text:style-name="T2"> </text:span><text:span text:style-name="T6">:</text:span><text:span text:style-name="T2"> </text:span><text:span text:style-name="T8">0</text:span><text:span text:style-name="T6">,</text:span></text:p>
      <text:p text:style-name="P8"><text:span text:style-name="T1"><text:s text:c="8"/></text:span><text:span text:style-name="T10">"errmsg"</text:span><text:span text:style-name="T2"> </text:span><text:span text:style-name="T6">:</text:span><text:span text:style-name="T2"> </text:span><text:span text:style-name="T10">"can't find index with key: { title: 1.0 }"</text:span><text:span text:style-name="T6">,</text:span></text:p>
      <text:p text:style-name="P8"><text:span text:style-name="T1"><text:s text:c="8"/></text:span><text:span text:style-name="T10">"code"</text:span><text:span text:style-name="T2"> </text:span><text:span text:style-name="T6">:</text:span><text:span text:style-name="T2"> </text:span><text:span text:style-name="T8">27</text:span><text:span text:style-name="T6">,</text:span></text:p>
      <text:p text:style-name="P8"><text:span text:style-name="T1"><text:s text:c="8"/></text:span><text:span text:style-name="T10">"codeName"</text:span><text:span text:style-name="T2"> </text:span><text:span text:style-name="T6">:</text:span><text:span text:style-name="T2"> </text:span><text:span text:style-name="T10">"IndexNotFound"</text:span></text:p>
      <text:p text:style-name="P7">}</text:p>
      <text:h text:style-name="P2" text:outline-level="2">The dropIndexes() method</text:h>
      <text:p text:style-name="P9">This method deletes multiple (specified) indexes on a collection.</text:p>
      <text:h text:style-name="P3" text:outline-level="3"><text:soft-page-break/>Syntax</text:h>
      <text:p text:style-name="P9">The basic syntax of DropIndexes() method is as follows() −</text:p>
      <text:p text:style-name="P5">&gt;db.COLLECTION_NAME.dropIndexes()</text:p>
      <text:h text:style-name="P3" text:outline-level="3">Example</text:h>
      <text:p text:style-name="P9">Assume we have created 2 indexes in the named mycol collection as shown below −</text:p>
      <text:p text:style-name="P4"><text:span text:style-name="T5">&gt;</text:span><text:span text:style-name="T1"> db</text:span><text:span text:style-name="T5">.</text:span><text:span text:style-name="T1">mycol</text:span><text:span text:style-name="T5">.</text:span><text:span text:style-name="T1">createIndex</text:span><text:span text:style-name="T5">({</text:span><text:span text:style-name="T9">"title"</text:span><text:span text:style-name="T5">:</text:span><text:span text:style-name="T7">1</text:span><text:span text:style-name="T5">,</text:span><text:span text:style-name="T9">"description"</text:span><text:span text:style-name="T5">:-</text:span><text:span text:style-name="T7">1</text:span><text:span text:style-name="T5">})</text:span></text:p>
      <text:p text:style-name="P9">Following example removes the above created indexes of mycol −</text:p>
      <text:p text:style-name="P4"><text:span text:style-name="T5">&gt;</text:span><text:span text:style-name="T1">db</text:span><text:span text:style-name="T5">.</text:span><text:span text:style-name="T1">mycol</text:span><text:span text:style-name="T5">.</text:span><text:span text:style-name="T1">dropIndexes</text:span><text:span text:style-name="T5">({</text:span><text:span text:style-name="T9">"title"</text:span><text:span text:style-name="T5">:</text:span><text:span text:style-name="T7">1</text:span><text:span text:style-name="T5">,</text:span><text:span text:style-name="T9">"description"</text:span><text:span text:style-name="T5">:-</text:span><text:span text:style-name="T7">1</text:span><text:span text:style-name="T5">})</text:span></text:p>
      <text:p text:style-name="P6"><text:span text:style-name="T5">{</text:span><text:span text:style-name="T1"> </text:span><text:span text:style-name="T9">"nIndexesWas"</text:span><text:span text:style-name="T1"> </text:span><text:span text:style-name="T5">:</text:span><text:span text:style-name="T1"> </text:span><text:span text:style-name="T7">2</text:span><text:span text:style-name="T5">,</text:span><text:span text:style-name="T1"> </text:span><text:span text:style-name="T9">"ok"</text:span><text:span text:style-name="T1"> </text:span><text:span text:style-name="T5">:</text:span><text:span text:style-name="T1"> </text:span><text:span text:style-name="T7">1</text:span><text:span text:style-name="T1"> </text:span><text:span text:style-name="T5">}</text:span></text:p>
      <text:p text:style-name="P7">&gt;</text:p>
      <text:h text:style-name="P2" text:outline-level="2">The getIndexes() method</text:h>
      <text:p text:style-name="P9">This method returns the description of all the indexes int the collection.</text:p>
      <text:h text:style-name="P3" text:outline-level="3">Syntax</text:h>
      <text:p text:style-name="P9">Following is the basic syntax od the getIndexes() method −</text:p>
      <text:p text:style-name="P5">db.COLLECTION_NAME.getIndexes()</text:p>
      <text:h text:style-name="P3" text:outline-level="3">Example</text:h>
      <text:p text:style-name="P9">Assume we have created 2 indexes in the named mycol collection as shown below −</text:p>
      <text:p text:style-name="P4"><text:span text:style-name="T5">&gt;</text:span><text:span text:style-name="T1"> db</text:span><text:span text:style-name="T5">.</text:span><text:span text:style-name="T1">mycol</text:span><text:span text:style-name="T5">.</text:span><text:span text:style-name="T1">createIndex</text:span><text:span text:style-name="T5">({</text:span><text:span text:style-name="T9">"title"</text:span><text:span text:style-name="T5">:</text:span><text:span text:style-name="T7">1</text:span><text:span text:style-name="T5">,</text:span><text:span text:style-name="T9">"description"</text:span><text:span text:style-name="T5">:-</text:span><text:span text:style-name="T7">1</text:span><text:span text:style-name="T5">})</text:span></text:p>
      <text:p text:style-name="P9">Following example retrieves all the indexes in the collection mycol −</text:p>
      <text:p text:style-name="P4"><text:span text:style-name="T5">&gt;</text:span><text:span text:style-name="T1"> db</text:span><text:span text:style-name="T5">.</text:span><text:span text:style-name="T1">mycol</text:span><text:span text:style-name="T5">.</text:span><text:span text:style-name="T1">getIndexes</text:span><text:span text:style-name="T5">()</text:span></text:p>
      <text:p text:style-name="P7">[</text:p>
      <text:p text:style-name="P8"><text:soft-page-break/><text:span text:style-name="T1"><text:s text:c="8"/></text:span><text:span text:style-name="T6">{</text:span></text:p>
      <text:p text:style-name="P8"><text:span text:style-name="T1"><text:s text:c="16"/></text:span><text:span text:style-name="T10">"v"</text:span><text:span text:style-name="T2"> </text:span><text:span text:style-name="T6">:</text:span><text:span text:style-name="T2"> </text:span><text:span text:style-name="T8">2</text:span><text:span text:style-name="T6">,</text:span></text:p>
      <text:p text:style-name="P8"><text:span text:style-name="T1"><text:s text:c="16"/></text:span><text:span text:style-name="T10">"key"</text:span><text:span text:style-name="T2"> </text:span><text:span text:style-name="T6">:</text:span><text:span text:style-name="T2"> </text:span><text:span text:style-name="T6">{</text:span></text:p>
      <text:p text:style-name="P8"><text:span text:style-name="T1"><text:s text:c="24"/></text:span><text:span text:style-name="T10">"_id"</text:span><text:span text:style-name="T2"> </text:span><text:span text:style-name="T6">:</text:span><text:span text:style-name="T2"> </text:span><text:span text:style-name="T8">1</text:span></text:p>
      <text:p text:style-name="P8"><text:span text:style-name="T1"><text:s text:c="16"/></text:span><text:span text:style-name="T6">},</text:span></text:p>
      <text:p text:style-name="P8"><text:span text:style-name="T1"><text:s text:c="16"/></text:span><text:span text:style-name="T10">"name"</text:span><text:span text:style-name="T2"> </text:span><text:span text:style-name="T6">:</text:span><text:span text:style-name="T2"> </text:span><text:span text:style-name="T10">"_id_"</text:span><text:span text:style-name="T6">,</text:span></text:p>
      <text:p text:style-name="P8"><text:span text:style-name="T1"><text:s text:c="16"/></text:span><text:span text:style-name="T10">"ns"</text:span><text:span text:style-name="T2"> </text:span><text:span text:style-name="T6">:</text:span><text:span text:style-name="T2"> </text:span><text:span text:style-name="T10">"test.mycol"</text:span></text:p>
      <text:p text:style-name="P8"><text:span text:style-name="T1"><text:s text:c="8"/></text:span><text:span text:style-name="T6">},</text:span></text:p>
      <text:p text:style-name="P8"><text:span text:style-name="T1"><text:s text:c="8"/></text:span><text:span text:style-name="T6">{</text:span></text:p>
      <text:p text:style-name="P8"><text:span text:style-name="T1"><text:s text:c="16"/></text:span><text:span text:style-name="T10">"v"</text:span><text:span text:style-name="T2"> </text:span><text:span text:style-name="T6">:</text:span><text:span text:style-name="T2"> </text:span><text:span text:style-name="T8">2</text:span><text:span text:style-name="T6">,</text:span></text:p>
      <text:p text:style-name="P8"><text:span text:style-name="T1"><text:s text:c="16"/></text:span><text:span text:style-name="T10">"key"</text:span><text:span text:style-name="T2"> </text:span><text:span text:style-name="T6">:</text:span><text:span text:style-name="T2"> </text:span><text:span text:style-name="T6">{</text:span></text:p>
      <text:p text:style-name="P8"><text:span text:style-name="T1"><text:s text:c="24"/></text:span><text:span text:style-name="T10">"title"</text:span><text:span text:style-name="T2"> </text:span><text:span text:style-name="T6">:</text:span><text:span text:style-name="T2"> </text:span><text:span text:style-name="T8">1</text:span><text:span text:style-name="T6">,</text:span></text:p>
      <text:p text:style-name="P8"><text:span text:style-name="T1"><text:s text:c="24"/></text:span><text:span text:style-name="T10">"description"</text:span><text:span text:style-name="T2"> </text:span><text:span text:style-name="T6">:</text:span><text:span text:style-name="T2"> </text:span><text:span text:style-name="T6">-</text:span><text:span text:style-name="T8">1</text:span></text:p>
      <text:p text:style-name="P8"><text:span text:style-name="T1"><text:s text:c="16"/></text:span><text:span text:style-name="T6">},</text:span></text:p>
      <text:p text:style-name="P8"><text:span text:style-name="T1"><text:s text:c="16"/></text:span><text:span text:style-name="T10">"name"</text:span><text:span text:style-name="T2"> </text:span><text:span text:style-name="T6">:</text:span><text:span text:style-name="T2"> </text:span><text:span text:style-name="T10">"title_1_description_-1"</text:span><text:span text:style-name="T6">,</text:span></text:p>
      <text:p text:style-name="P8"><text:span text:style-name="T1"><text:s text:c="16"/></text:span><text:span text:style-name="T10">"ns"</text:span><text:span text:style-name="T2"> </text:span><text:span text:style-name="T6">:</text:span><text:span text:style-name="T2"> </text:span><text:span text:style-name="T10">"test.mycol"</text:span></text:p>
      <text:p text:style-name="P8"><text:span text:style-name="T1"><text:s text:c="8"/></text:span><text:span text:style-name="T6">}</text:span></text:p>
      <text:p text:style-name="P7">]</text:p>
      <text:p text:style-name="P7">&gt;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Verdana, Tahoma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8T19:38:58.173000000</dc:date>
    <meta:editing-duration>PT13M15S</meta:editing-duration>
    <meta:editing-cycles>3</meta:editing-cycles>
    <meta:generator>LibreOffice/7.2.0.4$Windows_X86_64 LibreOffice_project/9a9c6381e3f7a62afc1329bd359cc48accb6435b</meta:generator>
    <meta:document-statistic meta:table-count="1" meta:image-count="0" meta:object-count="0" meta:page-count="5" meta:paragraph-count="105" meta:word-count="677" meta:character-count="4545" meta:non-whitespace-character-count="3645"/>
  </office:meta>
</office:document-meta>
</file>